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paragraph-rsid="0013030c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9618" officeooo:paragraph-rsid="00149618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style:line-height-at-least="0.609cm"/>
      <style:text-properties style:font-name="Times New Roman" fo:font-size="14pt" fo:language="en" fo:country="US" fo:font-weight="bold" officeooo:rsid="0015cdc3" officeooo:paragraph-rsid="0015cdc3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normal" officeooo:rsid="00132ceb" officeooo:paragraph-rsid="00132ceb" fo:background-color="transparent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609cm"/>
      <style:text-properties style:font-name="Times New Roman" fo:font-size="14pt" fo:language="en" fo:country="US" fo:font-weight="normal" officeooo:rsid="0015cdc3" officeooo:paragraph-rsid="0015cdc3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style:font-name="Times New Roman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20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rsid="00132ceb" officeooo:paragraph-rsid="00132ceb" fo:background-color="transparen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32ceb" officeooo:paragraph-rsid="00132ceb" fo:background-color="transparent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style:line-height-at-least="0cm"/>
      <style:text-properties style:font-name="Times New Roman" fo:language="en" fo:country="US" fo:font-weight="bold" officeooo:paragraph-rsid="00132ceb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2" style:font-name-complex="Times New Roman2"/>
    </style:style>
    <style:style style:name="P27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fo:background-color="transparent"/>
    </style:style>
    <style:style style:name="P28" style:family="paragraph" style:parent-style-name="Standard">
      <style:text-properties fo:color="#000000" loext:opacity="100%" style:font-name="Times New Roman" fo:font-size="12.75pt" fo:font-weight="bold" officeooo:rsid="0015cdc3" officeooo:paragraph-rsid="0015cdc3" fo:background-color="transparent" style:font-weight-asian="bold" style:font-weight-complex="bold"/>
    </style:style>
    <style:style style:name="P29" style:family="paragraph" style:parent-style-name="Standard">
      <style:text-properties fo:color="#000000" loext:opacity="100%" style:font-name="Times New Roman" fo:font-size="12.75pt" fo:font-weight="bold" officeooo:rsid="0015cdc3" officeooo:paragraph-rsid="0015cdc3" fo:background-color="transparent" style:font-weight-asian="bold" style:font-name-complex="Times New Roman2" style:font-weight-complex="bold"/>
    </style:style>
    <style:style style:name="P30" style:family="paragraph" style:parent-style-name="Standard">
      <style:text-properties fo:color="#000000" loext:opacity="100%" style:text-position="0% 100%" style:font-name="Times New Roman" fo:font-size="12.75pt" fo:font-weight="normal" officeooo:rsid="0015cdc3" officeooo:paragraph-rsid="0015cdc3" fo:background-color="transparent" style:font-weight-asian="normal" style:font-name-complex="Times New Roman2" style:font-weight-complex="normal"/>
    </style:style>
    <style:style style:name="P31" style:family="paragraph" style:parent-style-name="List_20_Paragraph" style:list-style-name="WWNum4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32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132ceb" style:font-size-asian="14pt" style:font-weight-asian="bold" style:font-name-complex="Times New Roman2" style:font-size-complex="14pt"/>
    </style:style>
    <style:style style:name="P3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3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3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030c" officeooo:paragraph-rsid="0013030c"/>
    </style:style>
    <style:style style:name="P36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8e87" officeooo:paragraph-rsid="00138e87"/>
    </style:style>
    <style:style style:name="P3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weight="bold" officeooo:rsid="00138e87" officeooo:paragraph-rsid="00138e87" style:font-weight-asian="bold" style:font-weight-complex="bold"/>
    </style:style>
    <style:style style:name="P38" style:family="paragraph" style:parent-style-name="List_20_Paragraph" style:list-style-name="WWNum4">
      <style:paragraph-properties fo:margin-left="0cm" fo:margin-right="0cm" fo:text-indent="0cm" style:auto-text-indent="false"/>
      <style:text-properties style:font-name="Times New Roman" officeooo:rsid="001a8fc6" officeooo:paragraph-rsid="001a8fc6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2" style:font-size-complex="14pt"/>
    </style:style>
    <style:style style:name="P40" style:family="paragraph" style:parent-style-name="Standard">
      <style:text-properties style:font-name="Times New Roman" fo:font-size="14pt" officeooo:rsid="001a8fc6" officeooo:paragraph-rsid="001a8fc6" style:font-size-asian="14pt" style:font-name-complex="Times New Roman2" style:font-size-complex="14pt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style:font-size-asian="14pt" style:font-name-complex="Times New Roman2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officeooo:rsid="001a8fc6" officeooo:paragraph-rsid="001a8fc6"/>
    </style:style>
    <style:style style:name="P44" style:family="paragraph" style:parent-style-name="Standard">
      <style:paragraph-properties fo:margin-top="0cm" fo:margin-bottom="0cm" style:contextual-spacing="false" style:line-height-at-least="0.609cm" fo:text-align="center" style:justify-single-word="false"/>
      <style:text-properties style:font-name="Times New Roman" fo:font-weight="bold" officeooo:rsid="001a8fc6" officeooo:paragraph-rsid="001a8fc6" fo:background-color="transparent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 style:line-height-at-least="0.609cm" fo:text-align="start" style:justify-single-word="false"/>
      <style:text-properties style:font-name="Times New Roman" fo:font-weight="normal" officeooo:rsid="001a8fc6" officeooo:paragraph-rsid="001a8fc6" fo:background-color="transparent" style:font-weight-asian="normal" style:font-weight-complex="normal"/>
    </style:style>
    <style:style style:name="T1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fo:font-size="14pt" officeooo:rsid="0013030c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fo:font-size="14pt" fo:language="ru" fo:country="RU" officeooo:rsid="0015cdc3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fo:font-size="14pt" fo:language="en" fo:country="US" officeooo:rsid="0013030c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font-size="14pt" fo:font-weight="bold" style:font-size-asian="14pt" style:font-weight-asian="bold" style:font-name-complex="Times New Roman2" style:font-size-complex="14pt"/>
    </style:style>
    <style:style style:name="T9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fo:font-size="14pt" fo:font-weight="bold" officeooo:rsid="001a8fc6" style:font-size-asian="14pt" style:font-weight-asian="bold" style:font-name-complex="Times New Roman2" style:font-size-complex="14pt"/>
    </style:style>
    <style:style style:name="T11" style:family="text">
      <style:text-properties fo:font-size="14pt" style:font-size-asian="14pt" style:font-name-complex="Times New Roman2" style:font-size-complex="14pt"/>
    </style:style>
    <style:style style:name="T12" style:family="text">
      <style:text-properties fo:font-size="14pt" officeooo:rsid="0013030c" style:font-size-asian="14pt" style:font-name-complex="Times New Roman2" style:font-size-complex="14pt"/>
    </style:style>
    <style:style style:name="T13" style:family="text">
      <style:text-properties fo:font-size="14pt" officeooo:rsid="00132ceb" style:font-size-asian="14pt" style:font-name-complex="Times New Roman2" style:font-size-complex="14pt"/>
    </style:style>
    <style:style style:name="T14" style:family="text">
      <style:text-properties fo:font-size="14pt" fo:language="en" fo:country="US" style:font-size-asian="14pt" style:font-name-complex="Times New Roman2" style:font-size-complex="14pt"/>
    </style:style>
    <style:style style:name="T15" style:family="text">
      <style:text-properties fo:font-size="14pt" fo:language="en" fo:country="US" officeooo:rsid="00132ceb" style:font-size-asian="14pt" style:font-name-complex="Times New Roman2" style:font-size-complex="14pt"/>
    </style:style>
    <style:style style:name="T16" style:family="text">
      <style:text-properties fo:font-size="14pt" fo:language="en" fo:country="US" officeooo:rsid="00138e87" style:font-size-asian="14pt" style:font-name-complex="Times New Roman2" style:font-size-complex="14pt"/>
    </style:style>
    <style:style style:name="T17" style:family="text">
      <style:text-properties fo:font-size="14pt" fo:language="en" fo:country="US" officeooo:rsid="0015cdc3" style:font-size-asian="14pt" style:font-name-complex="Times New Roman2" style:font-size-complex="14pt"/>
    </style:style>
    <style:style style:name="T18" style:family="text">
      <style:text-properties fo:font-size="14pt" fo:language="en" fo:country="US" officeooo:rsid="001a8fc6" style:font-size-asian="14pt" style:font-name-complex="Times New Roman2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21" style:family="text">
      <style:text-properties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22" style:family="text">
      <style:text-properties fo:font-size="14pt" fo:language="en" fo:country="US" fo:font-weight="normal" officeooo:rsid="0015cdc3" style:font-size-asian="14pt" style:font-weight-asian="normal" style:font-name-complex="Times New Roman2" style:font-size-complex="14pt" style:font-weight-complex="normal"/>
    </style:style>
    <style:style style:name="T23" style:family="text">
      <style:text-properties officeooo:rsid="0015cdc3"/>
    </style:style>
    <style:style style:name="T24" style:family="text">
      <style:text-properties style:font-name-complex="Times New Roman2"/>
    </style:style>
    <style:style style:name="T25" style:family="text">
      <style:text-properties style:text-position="0% 100%" fo:font-weight="normal" style:font-weight-asian="normal" style:font-name-complex="Times New Roman2" style:font-weight-complex="normal"/>
    </style:style>
    <style:style style:name="T2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</text:p>
      <text:p text:style-name="P3">(Национальный Исследовательский Университет)</text:p>
      <text:p text:style-name="P3"/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7"/>
      <text:p text:style-name="P7"/>
      <text:p text:style-name="P16"><text:span text:style-name="T8">Лабораторная работа №</text:span><text:span text:style-name="T10">8</text:span><text:span text:style-name="T8"> по курсу</text:span><text:span text:style-name="T9"> </text:span></text:p>
      <text:p text:style-name="P10">«Операционные системы»</text:p>
      <text:p text:style-name="P8"><text:tab/></text:p>
      <text:p text:style-name="P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pan text:style-name="T1">Студент: </text:span><text:span text:style-name="T3">Калиниченко Артём Андреевич</text:span></text:p>
      <text:p text:style-name="P18"><text:span text:style-name="T1">Группа: М8О–2</text:span><text:span text:style-name="T2">10</text:span><text:span text:style-name="T1">Б–</text:span><text:span text:style-name="T4">2</text:span><text:span text:style-name="T5">2</text:span></text:p>
      <text:p text:style-name="P24">Вариант: </text:p>
      <text:p text:style-name="P23">Преподаватель: Соколов Андрей Алексеевич</text:p>
      <text:p text:style-name="P23">Оценка: __________ </text:p>
      <text:p text:style-name="P23">Дата: __________</text:p>
      <text:p text:style-name="P23">Подпись: __________</text:p>
      <text:p text:style-name="P25"/>
      <text:p text:style-name="P26"/>
      <text:p text:style-name="P26"/>
      <text:p text:style-name="P19"><text:span text:style-name="T1">Москва, 20</text:span><text:span text:style-name="T6">2</text:span><text:span text:style-name="T7">3</text:span><text:span text:style-name="T1">.</text:span></text:p>
      <text:p text:style-name="P7"/>
      <text:p text:style-name="P7"><text:soft-page-break/>Постановка задачи</text:p>
      <text:h text:style-name="P2" text:outline-level="2">Цель работы</text:h>
      <text:p text:style-name="P43"><text:span text:style-name="T12">П</text:span><text:span text:style-name="T11">риобретение практических навыков диагностики работы программного обеспечения.</text:span></text:p>
      <text:h text:style-name="P2" text:outline-level="2">Задание</text:h>
      <text:p text:style-name="P40">При выполнении последующих лабораторных работ необходимо продемонстрировать ключевые системные вызовы, которые в них используются и то, что их использование соответствует варианту ЛР.</text:p>
      <text:list xml:id="list2755474155" text:style-name="WWNum4">
        <text:list-header>
          <text:p text:style-name="P38"><text:span text:style-name="T2">Д</text:span><text:span text:style-name="T1">ля отчета проведу диагностику второй ЛР.</text:span></text:p>
        </text:list-header>
      </text:list>
      <text:p text:style-name="P41"><text:span text:style-name="T26"><text:line-break/>Общие сведения о программе</text:span></text:p>
      <text:p text:style-name="P5">В программе используются следующие системные вызовы:</text:p>
      <text:list xml:id="list1518190560" text:style-name="WWNum1">
        <text:list-item>
          <text:p text:style-name="P33"><text:span text:style-name="T20">read</text:span><text:span text:style-name="T11"> – </text:span><text:span text:style-name="T12">читает из потока f в переменную s n байт.</text:span></text:p>
        </text:list-item>
        <text:list-item>
          <text:p text:style-name="P35"><text:span text:style-name="T19">write</text:span><text:span text:style-name="T9"> </text:span><text:span text:style-name="T11">– записывает в поток f значение переменной s размером в n байт.</text:span></text:p>
        </text:list-item>
        <text:list-item>
          <text:p text:style-name="P33"><text:span text:style-name="T20">execl</text:span><text:span text:style-name="T9"> </text:span><text:span text:style-name="T11">– </text:span><text:span text:style-name="T12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36"><text:span text:style-name="T20">f</text:span><text:span text:style-name="T19">ork –</text:span><text:span text:style-name="T21"> создает новый дочерний процесс. Возвращает pid.</text:span></text:p>
        </text:list-item>
        <text:list-item>
          <text:p text:style-name="P37"><text:span text:style-name="T14">pipe –</text:span><text:span text:style-name="T21"> создает новый pipe. Возвращает файловые дескрипторы fd1 и fd2 на чтение и запись соответственно.</text:span></text:p>
        </text:list-item>
      </text:list>
      <text:p text:style-name="P42"/>
      <text:p text:style-name="P44"><text:span text:style-name="T17">Д</text:span><text:span text:style-name="T14">емонстрация <text:s/>работы программы</text:span></text:p>
      <text:p text:style-name="P44"><text:span text:style-name="T14"/></text:p>
      <text:p text:style-name="P45"><text:span text:style-name="T14">artyom@artyom-Dell-G15-5510:~/Документы/vs code projects/OS_labs/lab1/build$ strace -f ./main</text:span></text:p>
      <text:p text:style-name="P45"><text:span text:style-name="T14">execve("./main", ["./main"], 0x7ffd05bf8b98 /* 62 vars */) = 0</text:span></text:p>
      <text:p text:style-name="P45"><text:span text:style-name="T14">brk(NULL) <text:s text:c="30"/>= 0x55c0bbd87000</text:span></text:p>
      <text:p text:style-name="P45"><text:span text:style-name="T14">arch_prctl(0x3001 /* ARCH_??? */, 0x7ffe6915ed30) = -1 EINVAL (Invalid argument)</text:span></text:p>
      <text:p text:style-name="P45"><text:span text:style-name="T14">mmap(NULL, 8192, PROT_READ|PROT_WRITE, MAP_PRIVATE|MAP_ANONYMOUS, -1, 0) = 0x7f335227d000</text:span></text:p>
      <text:p text:style-name="P45"><text:span text:style-name="T14">access("/etc/ld.so.preload", R_OK) <text:s text:c="5"/>= -1 ENOENT (No such file or directory)</text:span></text:p>
      <text:p text:style-name="P45"><text:span text:style-name="T14">openat(AT_FDCWD, "/etc/ld.so.cache", O_RDONLY|O_CLOEXEC) = 3</text:span></text:p>
      <text:p text:style-name="P45"><text:span text:style-name="T14">newfstatat(3, "", {st_mode=S_IFREG|0644, st_size=74475, ...}, AT_EMPTY_PATH) = 0</text:span></text:p>
      <text:p text:style-name="P45"><text:span text:style-name="T14">mmap(NULL, 74475, PROT_READ, MAP_PRIVATE, 3, 0) = 0x7f335226a000</text:span></text:p>
      <text:p text:style-name="P45"><text:soft-page-break/><text:span text:style-name="T14">close(3) <text:s text:c="31"/>= 0</text:span></text:p>
      <text:p text:style-name="P45"><text:span text:style-name="T14">openat(AT_FDCWD, "/lib/x86_64-linux-gnu/libstdc++.so.6", O_RDONLY|O_CLOEXEC) = 3</text:span></text:p>
      <text:p text:style-name="P45"><text:span text:style-name="T14">read(3, "\177ELF\2\1\1\3\0\0\0\0\0\0\0\0\3\0&gt;\0\1\0\0\0\0\0\0\0\0\0\0\0"..., 832) = 832</text:span></text:p>
      <text:p text:style-name="P45"><text:span text:style-name="T14">newfstatat(3, "", {st_mode=S_IFREG|0644, st_size=2260296, ...}, AT_EMPTY_PATH) = 0</text:span></text:p>
      <text:p text:style-name="P45"><text:span text:style-name="T14">mmap(NULL, 2275520, PROT_READ, MAP_PRIVATE|MAP_DENYWRITE, 3, 0) = 0x7f335203e000</text:span></text:p>
      <text:p text:style-name="P45"><text:span text:style-name="T14">mprotect(0x7f33520d8000, 1576960, PROT_NONE) = 0</text:span></text:p>
      <text:p text:style-name="P45"><text:span text:style-name="T14">mmap(0x7f33520d8000, 1118208, PROT_READ|PROT_EXEC, MAP_PRIVATE|MAP_FIXED|MAP_DENYWRITE, 3, 0x9a000) = 0x7f33520d8000</text:span></text:p>
      <text:p text:style-name="P45"><text:span text:style-name="T14">mmap(0x7f33521e9000, 454656, PROT_READ, MAP_PRIVATE|MAP_FIXED|MAP_DENYWRITE, 3, 0x1ab000) = 0x7f33521e9000</text:span></text:p>
      <text:p text:style-name="P45"><text:span text:style-name="T14">mmap(0x7f3352259000, 57344, PROT_READ|PROT_WRITE, MAP_PRIVATE|MAP_FIXED|MAP_DENYWRITE, 3, 0x21a000) = 0x7f3352259000</text:span></text:p>
      <text:p text:style-name="P45"><text:span text:style-name="T14">mmap(0x7f3352267000, 10432, PROT_READ|PROT_WRITE, MAP_PRIVATE|MAP_FIXED|MAP_ANONYMOUS, -1, 0) = 0x7f3352267000</text:span></text:p>
      <text:p text:style-name="P45"><text:span text:style-name="T14">close(3) <text:s text:c="31"/>= 0</text:span></text:p>
      <text:p text:style-name="P45"><text:span text:style-name="T14">openat(AT_FDCWD, "/lib/x86_64-linux-gnu/libgcc_s.so.1", O_RDONLY|O_CLOEXEC) = 3</text:span></text:p>
      <text:p text:style-name="P45"><text:span text:style-name="T14">read(3, "\177ELF\2\1\1\0\0\0\0\0\0\0\0\0\3\0&gt;\0\1\0\0\0\0\0\0\0\0\0\0\0"..., 832) = 832</text:span></text:p>
      <text:p text:style-name="P45"><text:span text:style-name="T14">newfstatat(3, "", {st_mode=S_IFREG|0644, st_size=125488, ...}, AT_EMPTY_PATH) = 0</text:span></text:p>
      <text:p text:style-name="P45"><text:span text:style-name="T14">mmap(NULL, 127720, PROT_READ, MAP_PRIVATE|MAP_DENYWRITE, 3, 0) = 0x7f335201e000</text:span></text:p>
      <text:p text:style-name="P45"><text:span text:style-name="T14">mmap(0x7f3352021000, 94208, PROT_READ|PROT_EXEC, MAP_PRIVATE|MAP_FIXED|MAP_DENYWRITE, 3, 0x3000) = 0x7f3352021000</text:span></text:p>
      <text:p text:style-name="P45"><text:span text:style-name="T14">mmap(0x7f3352038000, 16384, PROT_READ, MAP_PRIVATE|MAP_FIXED|MAP_DENYWRITE, 3, 0x1a000) = 0x7f3352038000</text:span></text:p>
      <text:p text:style-name="P45"><text:span text:style-name="T14">mmap(0x7f335203c000, 8192, PROT_READ|PROT_WRITE, MAP_PRIVATE|MAP_FIXED|MAP_DENYWRITE, 3, 0x1d000) = 0x7f335203c000</text:span></text:p>
      <text:p text:style-name="P45"><text:span text:style-name="T14">close(3) <text:s text:c="31"/>= 0</text:span></text:p>
      <text:p text:style-name="P45"><text:span text:style-name="T14">openat(AT_FDCWD, "/lib/x86_64-linux-gnu/libc.so.6", O_RDONLY|O_CLOEXEC) = 3</text:span></text:p>
      <text:p text:style-name="P45"><text:span text:style-name="T14">read(3, "\177ELF\2\1\1\3\0\0\0\0\0\0\0\0\3\0&gt;\0\1\0\0\0P\237\2\0\0\0\0\0"..., 832) = 832</text:span></text:p>
      <text:p text:style-name="P45"><text:span text:style-name="T14">pread64(3, "\6\0\0\0\4\0\0\0@\0\0\0\0\0\0\0@\0\0\0\0\0\0\0@\0\0\0\0\0\0\0"..., 784, 64) = 784</text:span></text:p>
      <text:p text:style-name="P45"><text:span text:style-name="T14">pread64(3, "\4\0\0\0 \0\0\0\5\0\0\0GNU\0\2\0\0\300\4\0\0\0\3\0\0\0\0\0\0\0"..., 48, 848) = 48</text:span></text:p>
      <text:p text:style-name="P45"><text:soft-page-break/><text:span text:style-name="T14">pread64(3, "\4\0\0\0\24\0\0\0\3\0\0\0GNU\0 =\340\2563\265?\356\25x\261\27\313A#\350"..., 68, 896) = 68</text:span></text:p>
      <text:p text:style-name="P45"><text:span text:style-name="T14">newfstatat(3, "", {st_mode=S_IFREG|0755, st_size=2216304, ...}, AT_EMPTY_PATH) = 0</text:span></text:p>
      <text:p text:style-name="P45"><text:span text:style-name="T14">pread64(3, "\6\0\0\0\4\0\0\0@\0\0\0\0\0\0\0@\0\0\0\0\0\0\0@\0\0\0\0\0\0\0"..., 784, 64) = 784</text:span></text:p>
      <text:p text:style-name="P45"><text:span text:style-name="T14">mmap(NULL, 2260560, PROT_READ, MAP_PRIVATE|MAP_DENYWRITE, 3, 0) = 0x7f3351df6000</text:span></text:p>
      <text:p text:style-name="P45"><text:span text:style-name="T14">mmap(0x7f3351e1e000, 1658880, PROT_READ|PROT_EXEC, MAP_PRIVATE|MAP_FIXED|MAP_DENYWRITE, 3, 0x28000) = 0x7f3351e1e000</text:span></text:p>
      <text:p text:style-name="P45"><text:span text:style-name="T14">mmap(0x7f3351fb3000, 360448, PROT_READ, MAP_PRIVATE|MAP_FIXED|MAP_DENYWRITE, 3, 0x1bd000) = 0x7f3351fb3000</text:span></text:p>
      <text:p text:style-name="P45"><text:span text:style-name="T14">mmap(0x7f335200b000, 24576, PROT_READ|PROT_WRITE, MAP_PRIVATE|MAP_FIXED|MAP_DENYWRITE, 3, 0x214000) = 0x7f335200b000</text:span></text:p>
      <text:p text:style-name="P45"><text:span text:style-name="T14">mmap(0x7f3352011000, 52816, PROT_READ|PROT_WRITE, MAP_PRIVATE|MAP_FIXED|MAP_ANONYMOUS, -1, 0) = 0x7f3352011000</text:span></text:p>
      <text:p text:style-name="P45"><text:span text:style-name="T14">close(3) <text:s text:c="31"/>= 0</text:span></text:p>
      <text:p text:style-name="P45"><text:span text:style-name="T14">openat(AT_FDCWD, "/lib/x86_64-linux-gnu/libm.so.6", O_RDONLY|O_CLOEXEC) = 3</text:span></text:p>
      <text:p text:style-name="P45"><text:span text:style-name="T14">read(3, "\177ELF\2\1\1\3\0\0\0\0\0\0\0\0\3\0&gt;\0\1\0\0\0\0\0\0\0\0\0\0\0"..., 832) = 832</text:span></text:p>
      <text:p text:style-name="P45"><text:span text:style-name="T14">newfstatat(3, "", {st_mode=S_IFREG|0644, st_size=940560, ...}, AT_EMPTY_PATH) = 0</text:span></text:p>
      <text:p text:style-name="P45"><text:span text:style-name="T14">mmap(NULL, 942344, PROT_READ, MAP_PRIVATE|MAP_DENYWRITE, 3, 0) = 0x7f3351d0f000</text:span></text:p>
      <text:p text:style-name="P45"><text:span text:style-name="T14">mmap(0x7f3351d1d000, 507904, PROT_READ|PROT_EXEC, MAP_PRIVATE|MAP_FIXED|MAP_DENYWRITE, 3, 0xe000) = 0x7f3351d1d000</text:span></text:p>
      <text:p text:style-name="P45"><text:span text:style-name="T14">mmap(0x7f3351d99000, 372736, PROT_READ, MAP_PRIVATE|MAP_FIXED|MAP_DENYWRITE, 3, 0x8a000) = 0x7f3351d99000</text:span></text:p>
      <text:p text:style-name="P45"><text:span text:style-name="T14">mmap(0x7f3351df4000, 8192, PROT_READ|PROT_WRITE, MAP_PRIVATE|MAP_FIXED|MAP_DENYWRITE, 3, 0xe4000) = 0x7f3351df4000</text:span></text:p>
      <text:p text:style-name="P45"><text:span text:style-name="T14">close(3) <text:s text:c="31"/>= 0</text:span></text:p>
      <text:p text:style-name="P45"><text:span text:style-name="T14">mmap(NULL, 8192, PROT_READ|PROT_WRITE, MAP_PRIVATE|MAP_ANONYMOUS, -1, 0) = 0x7f3351d0d000</text:span></text:p>
      <text:p text:style-name="P45"><text:span text:style-name="T14">arch_prctl(ARCH_SET_FS, 0x7f3351d0e3c0) = 0</text:span></text:p>
      <text:p text:style-name="P45"><text:span text:style-name="T14">set_tid_address(0x7f3351d0e690) <text:s text:c="8"/>= 4007</text:span></text:p>
      <text:p text:style-name="P45"><text:span text:style-name="T14">set_robust_list(0x7f3351d0e6a0, 24) <text:s text:c="4"/>= 0</text:span></text:p>
      <text:p text:style-name="P45"><text:span text:style-name="T14">rseq(0x7f3351d0ed60, 0x20, 0, 0x53053053) = 0</text:span></text:p>
      <text:p text:style-name="P45"><text:span text:style-name="T14">mprotect(0x7f335200b000, 16384, PROT_READ) = 0</text:span></text:p>
      <text:p text:style-name="P45"><text:span text:style-name="T14">mprotect(0x7f3351df4000, 4096, PROT_READ) = 0</text:span></text:p>
      <text:p text:style-name="P45"><text:span text:style-name="T14">mprotect(0x7f335203c000, 4096, PROT_READ) = 0</text:span></text:p>
      <text:p text:style-name="P45"><text:soft-page-break/><text:span text:style-name="T14">mmap(NULL, 8192, PROT_READ|PROT_WRITE, MAP_PRIVATE|MAP_ANONYMOUS, -1, 0) = 0x7f3351d0b000</text:span></text:p>
      <text:p text:style-name="P45"><text:span text:style-name="T14">mprotect(0x7f3352259000, 45056, PROT_READ) = 0</text:span></text:p>
      <text:p text:style-name="P45"><text:span text:style-name="T14">mprotect(0x55c0ba5ce000, 4096, PROT_READ) = 0</text:span></text:p>
      <text:p text:style-name="P45"><text:span text:style-name="T14">mprotect(0x7f33522b7000, 8192, PROT_READ) = 0</text:span></text:p>
      <text:p text:style-name="P45"><text:span text:style-name="T14">prlimit64(0, RLIMIT_STACK, NULL, {rlim_cur=8192*1024, rlim_max=RLIM64_INFINITY}) = 0</text:span></text:p>
      <text:p text:style-name="P45"><text:span text:style-name="T14">munmap(0x7f335226a000, 74475) <text:s text:c="10"/>= 0</text:span></text:p>
      <text:p text:style-name="P45"><text:span text:style-name="T14">getrandom("\x20\xd0\xc3\xee\x03\x7f\x67\xd4", 8, GRND_NONBLOCK) = 8</text:span></text:p>
      <text:p text:style-name="P45"><text:span text:style-name="T14">brk(NULL) <text:s text:c="30"/>= 0x55c0bbd87000</text:span></text:p>
      <text:p text:style-name="P45"><text:span text:style-name="T14">brk(0x55c0bbda8000) <text:s text:c="20"/>= 0x55c0bbda8000</text:span></text:p>
      <text:p text:style-name="P45"><text:span text:style-name="T14">futex(0x7f335226777c, FUTEX_WAKE_PRIVATE, 2147483647) = 0</text:span></text:p>
      <text:p text:style-name="P45"><text:span text:style-name="T14">read(0, ../doc/test.txt</text:span></text:p>
      <text:p text:style-name="P45"><text:span text:style-name="T14">".", 1) <text:s text:c="24"/>= 1</text:span></text:p>
      <text:p text:style-name="P45"><text:span text:style-name="T14">read(0, ".", 1) <text:s text:c="24"/>= 1</text:span></text:p>
      <text:p text:style-name="P45"><text:span text:style-name="T14">read(0, "/", 1) <text:s text:c="24"/>= 1</text:span></text:p>
      <text:p text:style-name="P45"><text:span text:style-name="T14">read(0, "d", 1) <text:s text:c="24"/>= 1</text:span></text:p>
      <text:p text:style-name="P45"><text:span text:style-name="T14">read(0, "o", 1) <text:s text:c="24"/>= 1</text:span></text:p>
      <text:p text:style-name="P45"><text:span text:style-name="T14">read(0, "c", 1) <text:s text:c="24"/>= 1</text:span></text:p>
      <text:p text:style-name="P45"><text:span text:style-name="T14">read(0, "/", 1) <text:s text:c="24"/>= 1</text:span></text:p>
      <text:p text:style-name="P45"><text:span text:style-name="T14">read(0, "t", 1) <text:s text:c="24"/>= 1</text:span></text:p>
      <text:p text:style-name="P45"><text:span text:style-name="T14">read(0, "e", 1) <text:s text:c="24"/>= 1</text:span></text:p>
      <text:p text:style-name="P45"><text:span text:style-name="T14">read(0, "s", 1) <text:s text:c="24"/>= 1</text:span></text:p>
      <text:p text:style-name="P45"><text:span text:style-name="T14">read(0, "t", 1) <text:s text:c="24"/>= 1</text:span></text:p>
      <text:p text:style-name="P45"><text:span text:style-name="T14">read(0, ".", 1) <text:s text:c="24"/>= 1</text:span></text:p>
      <text:p text:style-name="P45"><text:span text:style-name="T14">read(0, "t", 1) <text:s text:c="24"/>= 1</text:span></text:p>
      <text:p text:style-name="P45"><text:span text:style-name="T14">read(0, "x", 1) <text:s text:c="24"/>= 1</text:span></text:p>
      <text:p text:style-name="P45"><text:span text:style-name="T14">read(0, "t", 1) <text:s text:c="24"/>= 1</text:span></text:p>
      <text:p text:style-name="P45"><text:span text:style-name="T14">read(0, "\n", 1) <text:s text:c="23"/>= 1</text:span></text:p>
      <text:p text:style-name="P45"><text:span text:style-name="T14">openat(AT_FDCWD, "../doc/test.txt", O_RDONLY) = 3</text:span></text:p>
      <text:p text:style-name="P45"><text:span text:style-name="T14">pipe2([4, 5], 0) <text:s text:c="23"/>= 0</text:span></text:p>
      <text:p text:style-name="P45"><text:span text:style-name="T14">clone(child_stack=NULL, flags=CLONE_CHILD_CLEARTID|CLONE_CHILD_SETTID|SIGCHLDstrace: Process 4028 attached</text:span></text:p>
      <text:p text:style-name="P45"><text:span text:style-name="T14">, child_tidptr=0x7f3351d0e690) = 4028</text:span></text:p>
      <text:p text:style-name="P45"><text:span text:style-name="T14">[pid <text:s/>4028] set_robust_list(0x7f3351d0e6a0, 24 &lt;unfinished ...&gt;</text:span></text:p>
      <text:p text:style-name="P45"><text:span text:style-name="T14">[pid <text:s/>4007] close(5 &lt;unfinished ...&gt;</text:span></text:p>
      <text:p text:style-name="P45"><text:span text:style-name="T14">[pid <text:s/>4028] &lt;... set_robust_list resumed&gt;) = 0</text:span></text:p>
      <text:p text:style-name="P45"><text:span text:style-name="T14">[pid <text:s/>4007] &lt;... close resumed&gt;) <text:s text:c="7"/>= 0</text:span></text:p>
      <text:p text:style-name="P45"><text:span text:style-name="T14">[pid <text:s/>4007] read(4, <text:s/>&lt;unfinished ...&gt;</text:span></text:p>
      <text:p text:style-name="P45"><text:span text:style-name="T14">[pid <text:s/>4028] close(4) <text:s text:c="19"/>= 0</text:span></text:p>
      <text:p text:style-name="P45"><text:span text:style-name="T14">[pid <text:s/>4028] dup2(3, 0) <text:s text:c="17"/>= 0</text:span></text:p>
      <text:p text:style-name="P45"><text:span text:style-name="T14">[pid <text:s/>4028] dup2(5, 1) <text:s text:c="17"/>= 1</text:span></text:p>
      <text:p text:style-name="P45"><text:soft-page-break/><text:span text:style-name="T14">[pid <text:s/>4028] execve("./child", ["child"], 0x7ffe6915ef08 /* 62 vars */) = 0</text:span></text:p>
      <text:p text:style-name="P45"><text:span text:style-name="T14">[pid <text:s/>4028] brk(NULL) <text:s text:c="18"/>= 0x563cf82ee000</text:span></text:p>
      <text:p text:style-name="P45"><text:span text:style-name="T14">[pid <text:s/>4028] arch_prctl(0x3001 /* ARCH_??? */, 0x7ffc6e51dba0) = -1 EINVAL (Invalid argument)</text:span></text:p>
      <text:p text:style-name="P45"><text:span text:style-name="T14">[pid <text:s/>4028] mmap(NULL, 8192, PROT_READ|PROT_WRITE, MAP_PRIVATE|MAP_ANONYMOUS, -1, 0) = 0x7f5372fd9000</text:span></text:p>
      <text:p text:style-name="P45"><text:span text:style-name="T14">[pid <text:s/>4028] access("/etc/ld.so.preload", R_OK) = -1 ENOENT (No such file or directory)</text:span></text:p>
      <text:p text:style-name="P45"><text:span text:style-name="T14">[pid <text:s/>4028] openat(AT_FDCWD, "/etc/ld.so.cache", O_RDONLY|O_CLOEXEC) = 4</text:span></text:p>
      <text:p text:style-name="P45"><text:span text:style-name="T14">[pid <text:s/>4028] newfstatat(4, "", {st_mode=S_IFREG|0644, st_size=74475, ...}, AT_EMPTY_PATH) = 0</text:span></text:p>
      <text:p text:style-name="P45"><text:span text:style-name="T14">[pid <text:s/>4028] mmap(NULL, 74475, PROT_READ, MAP_PRIVATE, 4, 0) = 0x7f5372fc6000</text:span></text:p>
      <text:p text:style-name="P45"><text:span text:style-name="T14">[pid <text:s/>4028] close(4) <text:s text:c="19"/>= 0</text:span></text:p>
      <text:p text:style-name="P45"><text:span text:style-name="T14">[pid <text:s/>4028] openat(AT_FDCWD, "/lib/x86_64-linux-gnu/libstdc++.so.6", O_RDONLY|O_CLOEXEC) = 4</text:span></text:p>
      <text:p text:style-name="P45"><text:span text:style-name="T14">[pid <text:s/>4028] read(4, "\177ELF\2\1\1\3\0\0\0\0\0\0\0\0\3\0&gt;\0\1\0\0\0\0\0\0\0\0\0\0\0"..., 832) = 832</text:span></text:p>
      <text:p text:style-name="P45"><text:span text:style-name="T14">[pid <text:s/>4028] newfstatat(4, "", {st_mode=S_IFREG|0644, st_size=2260296, ...}, AT_EMPTY_PATH) = 0</text:span></text:p>
      <text:p text:style-name="P45"><text:span text:style-name="T14">[pid <text:s/>4028] mmap(NULL, 2275520, PROT_READ, MAP_PRIVATE|MAP_DENYWRITE, 4, 0) = 0x7f5372d9a000</text:span></text:p>
      <text:p text:style-name="P45"><text:span text:style-name="T14">[pid <text:s/>4028] mprotect(0x7f5372e34000, 1576960, PROT_NONE) = 0</text:span></text:p>
      <text:p text:style-name="P45"><text:span text:style-name="T14">[pid <text:s/>4028] mmap(0x7f5372e34000, 1118208, PROT_READ|PROT_EXEC, MAP_PRIVATE|MAP_FIXED|MAP_DENYWRITE, 4, 0x9a000) = 0x7f5372e34000</text:span></text:p>
      <text:p text:style-name="P45"><text:span text:style-name="T14">[pid <text:s/>4028] mmap(0x7f5372f45000, 454656, PROT_READ, MAP_PRIVATE|MAP_FIXED|MAP_DENYWRITE, 4, 0x1ab000) = 0x7f5372f45000</text:span></text:p>
      <text:p text:style-name="P45"><text:span text:style-name="T14">[pid <text:s/>4028] mmap(0x7f5372fb5000, 57344, PROT_READ|PROT_WRITE, MAP_PRIVATE|MAP_FIXED|MAP_DENYWRITE, 4, 0x21a000) = 0x7f5372fb5000</text:span></text:p>
      <text:p text:style-name="P45"><text:span text:style-name="T14">[pid <text:s/>4028] mmap(0x7f5372fc3000, 10432, PROT_READ|PROT_WRITE, MAP_PRIVATE|MAP_FIXED|MAP_ANONYMOUS, -1, 0) = 0x7f5372fc3000</text:span></text:p>
      <text:p text:style-name="P45"><text:span text:style-name="T14">[pid <text:s/>4028] close(4) <text:s text:c="19"/>= 0</text:span></text:p>
      <text:p text:style-name="P45"><text:span text:style-name="T14">[pid <text:s/>4028] openat(AT_FDCWD, "/lib/x86_64-linux-gnu/libgcc_s.so.1", O_RDONLY|O_CLOEXEC) = 4</text:span></text:p>
      <text:p text:style-name="P45"><text:span text:style-name="T14">[pid <text:s/>4028] read(4, "\177ELF\2\1\1\0\0\0\0\0\0\0\0\0\3\0&gt;\0\1\0\0\0\0\0\0\0\0\0\0\0"..., 832) = 832</text:span></text:p>
      <text:p text:style-name="P45"><text:span text:style-name="T14">[pid <text:s/>4028] newfstatat(4, "", {st_mode=S_IFREG|0644, st_size=125488, ...}, AT_EMPTY_PATH) = 0</text:span></text:p>
      <text:p text:style-name="P45"><text:soft-page-break/><text:span text:style-name="T14">[pid <text:s/>4028] mmap(NULL, 127720, PROT_READ, MAP_PRIVATE|MAP_DENYWRITE, 4, 0) = 0x7f5372d7a000</text:span></text:p>
      <text:p text:style-name="P45"><text:span text:style-name="T14">[pid <text:s/>4028] mmap(0x7f5372d7d000, 94208, PROT_READ|PROT_EXEC, MAP_PRIVATE|MAP_FIXED|MAP_DENYWRITE, 4, 0x3000) = 0x7f5372d7d000</text:span></text:p>
      <text:p text:style-name="P45"><text:span text:style-name="T14">[pid <text:s/>4028] mmap(0x7f5372d94000, 16384, PROT_READ, MAP_PRIVATE|MAP_FIXED|MAP_DENYWRITE, 4, 0x1a000) = 0x7f5372d94000</text:span></text:p>
      <text:p text:style-name="P45"><text:span text:style-name="T14">[pid <text:s/>4028] mmap(0x7f5372d98000, 8192, PROT_READ|PROT_WRITE, MAP_PRIVATE|MAP_FIXED|MAP_DENYWRITE, 4, 0x1d000) = 0x7f5372d98000</text:span></text:p>
      <text:p text:style-name="P45"><text:span text:style-name="T14">[pid <text:s/>4028] close(4) <text:s text:c="19"/>= 0</text:span></text:p>
      <text:p text:style-name="P45"><text:span text:style-name="T14">[pid <text:s/>4028] openat(AT_FDCWD, "/lib/x86_64-linux-gnu/libc.so.6", O_RDONLY|O_CLOEXEC) = 4</text:span></text:p>
      <text:p text:style-name="P45"><text:span text:style-name="T14">[pid <text:s/>4028] read(4, "\177ELF\2\1\1\3\0\0\0\0\0\0\0\0\3\0&gt;\0\1\0\0\0P\237\2\0\0\0\0\0"..., 832) = 832</text:span></text:p>
      <text:p text:style-name="P45"><text:span text:style-name="T14">[pid <text:s/>4028] pread64(4, "\6\0\0\0\4\0\0\0@\0\0\0\0\0\0\0@\0\0\0\0\0\0\0@\0\0\0\0\0\0\0"..., 784, 64) = 784</text:span></text:p>
      <text:p text:style-name="P45"><text:span text:style-name="T14">[pid <text:s/>4028] pread64(4, "\4\0\0\0 \0\0\0\5\0\0\0GNU\0\2\0\0\300\4\0\0\0\3\0\0\0\0\0\0\0"..., 48, 848) = 48</text:span></text:p>
      <text:p text:style-name="P45"><text:span text:style-name="T14">[pid <text:s/>4028] pread64(4, "\4\0\0\0\24\0\0\0\3\0\0\0GNU\0 =\340\2563\265?\356\25x\261\27\313A#\350"..., 68, 896) = 68</text:span></text:p>
      <text:p text:style-name="P45"><text:span text:style-name="T14">[pid <text:s/>4028] newfstatat(4, "", {st_mode=S_IFREG|0755, st_size=2216304, ...}, AT_EMPTY_PATH) = 0</text:span></text:p>
      <text:p text:style-name="P45"><text:span text:style-name="T14">[pid <text:s/>4028] pread64(4, "\6\0\0\0\4\0\0\0@\0\0\0\0\0\0\0@\0\0\0\0\0\0\0@\0\0\0\0\0\0\0"..., 784, 64) = 784</text:span></text:p>
      <text:p text:style-name="P45"><text:span text:style-name="T14">[pid <text:s/>4028] mmap(NULL, 2260560, PROT_READ, MAP_PRIVATE|MAP_DENYWRITE, 4, 0) = 0x7f5372b52000</text:span></text:p>
      <text:p text:style-name="P45"><text:span text:style-name="T14">[pid <text:s/>4028] mmap(0x7f5372b7a000, 1658880, PROT_READ|PROT_EXEC, MAP_PRIVATE|MAP_FIXED|MAP_DENYWRITE, 4, 0x28000) = 0x7f5372b7a000</text:span></text:p>
      <text:p text:style-name="P45"><text:span text:style-name="T14">[pid <text:s/>4028] mmap(0x7f5372d0f000, 360448, PROT_READ, MAP_PRIVATE|MAP_FIXED|MAP_DENYWRITE, 4, 0x1bd000) = 0x7f5372d0f000</text:span></text:p>
      <text:p text:style-name="P45"><text:span text:style-name="T14">[pid <text:s/>4028] mmap(0x7f5372d67000, 24576, PROT_READ|PROT_WRITE, MAP_PRIVATE|MAP_FIXED|MAP_DENYWRITE, 4, 0x214000) = 0x7f5372d67000</text:span></text:p>
      <text:p text:style-name="P45"><text:span text:style-name="T14">[pid <text:s/>4028] mmap(0x7f5372d6d000, 52816, PROT_READ|PROT_WRITE, MAP_PRIVATE|MAP_FIXED|MAP_ANONYMOUS, -1, 0) = 0x7f5372d6d000</text:span></text:p>
      <text:p text:style-name="P45"><text:span text:style-name="T14">[pid <text:s/>4028] close(4) <text:s text:c="19"/>= 0</text:span></text:p>
      <text:p text:style-name="P45"><text:span text:style-name="T14">[pid <text:s/>4028] openat(AT_FDCWD, "/lib/x86_64-linux-gnu/libm.so.6", O_RDONLY|O_CLOEXEC) = 4</text:span></text:p>
      <text:p text:style-name="P45"><text:span text:style-name="T14">[pid <text:s/>4028] read(4, "\177ELF\2\1\1\3\0\0\0\0\0\0\0\0\3\0&gt;\0\1\0\0\0\0\0\0\0\0\0\0\0"..., 832) = 832</text:span></text:p>
      <text:p text:style-name="P45"><text:soft-page-break/><text:span text:style-name="T14">[pid <text:s/>4028] newfstatat(4, "", {st_mode=S_IFREG|0644, st_size=940560, ...}, AT_EMPTY_PATH) = 0</text:span></text:p>
      <text:p text:style-name="P45"><text:span text:style-name="T14">[pid <text:s/>4028] mmap(NULL, 942344, PROT_READ, MAP_PRIVATE|MAP_DENYWRITE, 4, 0) = 0x7f5372a6b000</text:span></text:p>
      <text:p text:style-name="P45"><text:span text:style-name="T14">[pid <text:s/>4028] mmap(0x7f5372a79000, 507904, PROT_READ|PROT_EXEC, MAP_PRIVATE|MAP_FIXED|MAP_DENYWRITE, 4, 0xe000) = 0x7f5372a79000</text:span></text:p>
      <text:p text:style-name="P45"><text:span text:style-name="T14">[pid <text:s/>4028] mmap(0x7f5372af5000, 372736, PROT_READ, MAP_PRIVATE|MAP_FIXED|MAP_DENYWRITE, 4, 0x8a000) = 0x7f5372af5000</text:span></text:p>
      <text:p text:style-name="P45"><text:span text:style-name="T14">[pid <text:s/>4028] mmap(0x7f5372b50000, 8192, PROT_READ|PROT_WRITE, MAP_PRIVATE|MAP_FIXED|MAP_DENYWRITE, 4, 0xe4000) = 0x7f5372b50000</text:span></text:p>
      <text:p text:style-name="P45"><text:span text:style-name="T14">[pid <text:s/>4028] close(4) <text:s text:c="19"/>= 0</text:span></text:p>
      <text:p text:style-name="P45"><text:span text:style-name="T14">[pid <text:s/>4028] mmap(NULL, 8192, PROT_READ|PROT_WRITE, MAP_PRIVATE|MAP_ANONYMOUS, -1, 0) = 0x7f5372a69000</text:span></text:p>
      <text:p text:style-name="P45"><text:span text:style-name="T14">[pid <text:s/>4028] arch_prctl(ARCH_SET_FS, 0x7f5372a6a3c0) = 0</text:span></text:p>
      <text:p text:style-name="P45"><text:span text:style-name="T14">[pid <text:s/>4028] set_tid_address(0x7f5372a6a690) = 4028</text:span></text:p>
      <text:p text:style-name="P45"><text:span text:style-name="T14">[pid <text:s/>4028] set_robust_list(0x7f5372a6a6a0, 24) = 0</text:span></text:p>
      <text:p text:style-name="P45"><text:span text:style-name="T14">[pid <text:s/>4028] rseq(0x7f5372a6ad60, 0x20, 0, 0x53053053) = 0</text:span></text:p>
      <text:p text:style-name="P45"><text:span text:style-name="T14">[pid <text:s/>4028] mprotect(0x7f5372d67000, 16384, PROT_READ) = 0</text:span></text:p>
      <text:p text:style-name="P45"><text:span text:style-name="T14">[pid <text:s/>4028] mprotect(0x7f5372b50000, 4096, PROT_READ) = 0</text:span></text:p>
      <text:p text:style-name="P45"><text:span text:style-name="T14">[pid <text:s/>4028] mprotect(0x7f5372d98000, 4096, PROT_READ) = 0</text:span></text:p>
      <text:p text:style-name="P45"><text:span text:style-name="T14">[pid <text:s/>4028] mmap(NULL, 8192, PROT_READ|PROT_WRITE, MAP_PRIVATE|MAP_ANONYMOUS, -1, 0) = 0x7f5372a67000</text:span></text:p>
      <text:p text:style-name="P45"><text:span text:style-name="T14">[pid <text:s/>4028] mprotect(0x7f5372fb5000, 45056, PROT_READ) = 0</text:span></text:p>
      <text:p text:style-name="P45"><text:span text:style-name="T14">[pid <text:s/>4028] mprotect(0x563cf6356000, 4096, PROT_READ) = 0</text:span></text:p>
      <text:p text:style-name="P45"><text:span text:style-name="T14">[pid <text:s/>4028] mprotect(0x7f5373013000, 8192, PROT_READ) = 0</text:span></text:p>
      <text:p text:style-name="P45"><text:span text:style-name="T14">[pid <text:s/>4028] prlimit64(0, RLIMIT_STACK, NULL, {rlim_cur=8192*1024, rlim_max=RLIM64_INFINITY}) = 0</text:span></text:p>
      <text:p text:style-name="P45"><text:span text:style-name="T14">[pid <text:s/>4028] munmap(0x7f5372fc6000, 74475) = 0</text:span></text:p>
      <text:p text:style-name="P45"><text:span text:style-name="T14">[pid <text:s/>4028] getrandom("\x67\xfa\xa4\x42\x0c\xc1\x20\x29", 8, GRND_NONBLOCK) = 8</text:span></text:p>
      <text:p text:style-name="P45"><text:span text:style-name="T14">[pid <text:s/>4028] brk(NULL) <text:s text:c="18"/>= 0x563cf82ee000</text:span></text:p>
      <text:p text:style-name="P45"><text:span text:style-name="T14">[pid <text:s/>4028] brk(0x563cf830f000) <text:s text:c="8"/>= 0x563cf830f000</text:span></text:p>
      <text:p text:style-name="P45"><text:span text:style-name="T14">[pid <text:s/>4028] futex(0x7f5372fc377c, FUTEX_WAKE_PRIVATE, 2147483647) = 0</text:span></text:p>
      <text:p text:style-name="P45"><text:span text:style-name="T14">[pid <text:s/>4028] read(0, "4", 1) <text:s text:c="12"/>= 1</text:span></text:p>
      <text:p text:style-name="P45"><text:span text:style-name="T14">[pid <text:s/>4028] read(0, " ", 1) <text:s text:c="12"/>= 1</text:span></text:p>
      <text:p text:style-name="P45"><text:span text:style-name="T14">[pid <text:s/>4028] read(0, "3", 1) <text:s text:c="12"/>= 1</text:span></text:p>
      <text:p text:style-name="P45"><text:span text:style-name="T14">[pid <text:s/>4028] read(0, " ", 1) <text:s text:c="12"/>= 1</text:span></text:p>
      <text:p text:style-name="P45"><text:span text:style-name="T14">[pid <text:s/>4028] read(0, "2", 1) <text:s text:c="12"/>= 1</text:span></text:p>
      <text:p text:style-name="P45"><text:span text:style-name="T14">[pid <text:s/>4028] read(0, " ", 1) <text:s text:c="12"/>= 1</text:span></text:p>
      <text:p text:style-name="P45"><text:span text:style-name="T14">[pid <text:s/>4028] read(0, "1", 1) <text:s text:c="12"/>= 1</text:span></text:p>
      <text:p text:style-name="P45"><text:soft-page-break/><text:span text:style-name="T14">[pid <text:s/>4028] read(0, "\n", 1) <text:s text:c="11"/>= 1</text:span></text:p>
      <text:p text:style-name="P45"><text:span text:style-name="T14">[pid <text:s/>4028] write(1, "0", 1) <text:s text:c="11"/>= 1</text:span></text:p>
      <text:p text:style-name="P45"><text:span text:style-name="T14">[pid <text:s/>4007] &lt;... read resumed&gt;"0", 1) <text:s text:c="2"/>= 1</text:span></text:p>
      <text:p text:style-name="P45"><text:span text:style-name="T14">[pid <text:s/>4028] write(1, ".", 1 &lt;unfinished ...&gt;</text:span></text:p>
      <text:p text:style-name="P45"><text:span text:style-name="T14">[pid <text:s/>4007] write(1, "0", 1 &lt;unfinished ...&gt;</text:span></text:p>
      <text:p text:style-name="P45"><text:span text:style-name="T14">0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6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.", 1) <text:s text:c="2"/>= 1</text:span></text:p>
      <text:p text:style-name="P45"><text:span text:style-name="T14">[pid <text:s/>4028] write(1, "6", 1 &lt;unfinished ...&gt;</text:span></text:p>
      <text:p text:style-name="P45"><text:span text:style-name="T14">[pid <text:s/>4007] write(1, ".", 1. 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6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6", 1) <text:s text:c="2"/>= 1</text:span></text:p>
      <text:p text:style-name="P45"><text:span text:style-name="T14">[pid <text:s/>4028] write(1, "6", 1 &lt;unfinished ...&gt;</text:span></text:p>
      <text:p text:style-name="P45"><text:span text:style-name="T14">[pid <text:s/>4007] write(1, "6", 16 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6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6", 1) <text:s text:c="2"/>= 1</text:span></text:p>
      <text:p text:style-name="P45"><text:span text:style-name="T14">[pid <text:s/>4028] write(1, "7", 1 &lt;unfinished ...&gt;</text:span></text:p>
      <text:p text:style-name="P45"><text:span text:style-name="T14">[pid <text:s/>4007] write(1, "6", 1 &lt;unfinished ...&gt;</text:span></text:p>
      <text:p text:style-name="P45"><text:span text:style-name="T14">6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\n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6", 1) <text:s text:c="2"/>= 1</text:span></text:p>
      <text:p text:style-name="P45"><text:span text:style-name="T14">[pid <text:s/>4028] read(0, <text:s/>&lt;unfinished ...&gt;</text:span></text:p>
      <text:p text:style-name="P45"><text:span text:style-name="T14">[pid <text:s/>4007] write(1, "6", 1 &lt;unfinished ...&gt;</text:span></text:p>
      <text:p text:style-name="P45"><text:span text:style-name="T14">6[pid <text:s/>4028] &lt;... read resumed&gt;"2", 1) <text:s text:c="2"/>= 1</text:span></text:p>
      <text:p text:style-name="P45"><text:span text:style-name="T14">[pid <text:s/>4007] &lt;... write resumed&gt;) <text:s text:c="7"/>= 1</text:span></text:p>
      <text:p text:style-name="P45"><text:span text:style-name="T14">[pid <text:s/>4028] read(0, <text:s/>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read resumed&gt;" ", 1) <text:s text:c="2"/>= 1</text:span></text:p>
      <text:p text:style-name="P45"><text:soft-page-break/><text:span text:style-name="T14">[pid <text:s/>4007] &lt;... read resumed&gt;"6", 1) <text:s text:c="2"/>= 1</text:span></text:p>
      <text:p text:style-name="P45"><text:span text:style-name="T14">[pid <text:s/>4028] read(0, <text:s/>&lt;unfinished ...&gt;</text:span></text:p>
      <text:p text:style-name="P45"><text:span text:style-name="T14">[pid <text:s/>4007] write(1, "6", 1 &lt;unfinished ...&gt;</text:span></text:p>
      <text:p text:style-name="P45"><text:span text:style-name="T14">6[pid <text:s/>4028] &lt;... read resumed&gt;"3", 1) <text:s text:c="2"/>= 1</text:span></text:p>
      <text:p text:style-name="P45"><text:span text:style-name="T14">[pid <text:s/>4007] &lt;... write resumed&gt;) <text:s text:c="7"/>= 1</text:span></text:p>
      <text:p text:style-name="P45"><text:span text:style-name="T14">[pid <text:s/>4028] read(0, <text:s/>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read resumed&gt;"\n", 1) <text:s/>= 1</text:span></text:p>
      <text:p text:style-name="P45"><text:span text:style-name="T14">[pid <text:s/>4007] &lt;... read resumed&gt;"6", 1) <text:s text:c="2"/>= 1</text:span></text:p>
      <text:p text:style-name="P45"><text:span text:style-name="T14">[pid <text:s/>4028] write(1, "0", 1 &lt;unfinished ...&gt;</text:span></text:p>
      <text:p text:style-name="P45"><text:span text:style-name="T14">[pid <text:s/>4007] write(1, "6", 16 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.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7", 1) <text:s text:c="2"/>= 1</text:span></text:p>
      <text:p text:style-name="P45"><text:span text:style-name="T14">[pid <text:s/>4028] write(1, "6", 1 &lt;unfinished ...&gt;</text:span></text:p>
      <text:p text:style-name="P45"><text:span text:style-name="T14">[pid <text:s/>4007] write(1, "7", 17 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6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\n", 1) <text:s/>= 1</text:span></text:p>
      <text:p text:style-name="P45"><text:span text:style-name="T14">[pid <text:s/>4028] write(1, "6", 1 &lt;unfinished ...&gt;</text:span></text:p>
      <text:p text:style-name="P45"><text:span text:style-name="T14">[pid <text:s/>4007] write(1, "\n", 1 &lt;unfinished ...&gt;</text:span></text:p>
      <text:p text:style-name="P45"><text:span text:style-name="T14"/></text:p>
      <text:p text:style-name="P45"><text:span text:style-name="T14">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6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0", 1) <text:s text:c="2"/>= 1</text:span></text:p>
      <text:p text:style-name="P45"><text:span text:style-name="T14">[pid <text:s/>4028] write(1, "6", 1 &lt;unfinished ...&gt;</text:span></text:p>
      <text:p text:style-name="P45"><text:span text:style-name="T14">[pid <text:s/>4007] write(1, "0", 1 &lt;unfinished ...&gt;</text:span></text:p>
      <text:p text:style-name="P45"><text:span text:style-name="T14">0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write(1, "7", 1 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write resumed&gt;) <text:s text:c="7"/>= 1</text:span></text:p>
      <text:p text:style-name="P45"><text:span text:style-name="T14">[pid <text:s/>4007] &lt;... read resumed&gt;".", 1) <text:s text:c="2"/>= 1</text:span></text:p>
      <text:p text:style-name="P45"><text:soft-page-break/><text:span text:style-name="T14">[pid <text:s/>4028] write(1, "\n", 1 &lt;unfinished ...&gt;</text:span></text:p>
      <text:p text:style-name="P45"><text:span text:style-name="T14">[pid <text:s/>4007] write(1, ".", 1 &lt;unfinished ...&gt;</text:span></text:p>
      <text:p text:style-name="P45"><text:span text:style-name="T14">.[pid <text:s/>4028] &lt;... write resumed&gt;) <text:s text:c="7"/>= 1</text:span></text:p>
      <text:p text:style-name="P45"><text:span text:style-name="T14">[pid <text:s/>4007] &lt;... write resumed&gt;) <text:s text:c="7"/>= 1</text:span></text:p>
      <text:p text:style-name="P45"><text:span text:style-name="T14">[pid <text:s/>4028] read(0, <text:s/>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read resumed&gt;"1", 1) <text:s text:c="2"/>= 1</text:span></text:p>
      <text:p text:style-name="P45"><text:span text:style-name="T14">[pid <text:s/>4007] &lt;... read resumed&gt;"6", 1) <text:s text:c="2"/>= 1</text:span></text:p>
      <text:p text:style-name="P45"><text:span text:style-name="T14">[pid <text:s/>4028] read(0, <text:s/>&lt;unfinished ...&gt;</text:span></text:p>
      <text:p text:style-name="P45"><text:span text:style-name="T14">[pid <text:s/>4007] write(1, "6", 1 &lt;unfinished ...&gt;</text:span></text:p>
      <text:p text:style-name="P45"><text:span text:style-name="T14">6[pid <text:s/>4028] &lt;... read resumed&gt;" ", 1) <text:s text:c="2"/>= 1</text:span></text:p>
      <text:p text:style-name="P45"><text:span text:style-name="T14">[pid <text:s/>4007] &lt;... write resumed&gt;) <text:s text:c="7"/>= 1</text:span></text:p>
      <text:p text:style-name="P45"><text:span text:style-name="T14">[pid <text:s/>4028] read(0, <text:s/>&lt;unfinished ...&gt;</text:span></text:p>
      <text:p text:style-name="P45"><text:span text:style-name="T14">[pid <text:s/>4007] read(4, <text:s/>&lt;unfinished ...&gt;</text:span></text:p>
      <text:p text:style-name="P45"><text:span text:style-name="T14">[pid <text:s/>4028] &lt;... read resumed&gt;"0", 1) <text:s text:c="2"/>= 1</text:span></text:p>
      <text:p text:style-name="P45"><text:span text:style-name="T14">[pid <text:s/>4007] &lt;... read resumed&gt;"6", 1) <text:s text:c="2"/>= 1</text:span></text:p>
      <text:p text:style-name="P45"><text:span text:style-name="T14">[pid <text:s/>4028] read(0, <text:s/>&lt;unfinished ...&gt;</text:span></text:p>
      <text:p text:style-name="P45"><text:span text:style-name="T14">[pid <text:s/>4007] write(1, "6", 1 &lt;unfinished ...&gt;</text:span></text:p>
      <text:p text:style-name="P45"><text:span text:style-name="T14">6[pid <text:s/>4028] &lt;... read resumed&gt;"\n", 1) <text:s/>= 1</text:span></text:p>
      <text:p text:style-name="P45"><text:span text:style-name="T14">[pid <text:s/>4007] &lt;... write resumed&gt;) <text:s text:c="7"/>= 1</text:span></text:p>
      <text:p text:style-name="P45"><text:span text:style-name="T14">[pid <text:s/>4007] read(4, "6", 1) <text:s text:c="12"/>= 1</text:span></text:p>
      <text:p text:style-name="P45"><text:span text:style-name="T14">[pid <text:s/>4028] exit_group(1 &lt;unfinished ...&gt;</text:span></text:p>
      <text:p text:style-name="P45"><text:span text:style-name="T14">[pid <text:s/>4007] write(1, "6", 1 &lt;unfinished ...&gt;</text:span></text:p>
      <text:p text:style-name="P45"><text:span text:style-name="T14">6[pid <text:s/>4028] &lt;... exit_group resumed&gt;) <text:s text:c="2"/>= ?</text:span></text:p>
      <text:p text:style-name="P45"><text:span text:style-name="T14">[pid <text:s/>4007] &lt;... write resumed&gt;) <text:s text:c="7"/>= 1</text:span></text:p>
      <text:p text:style-name="P45"><text:span text:style-name="T14">[pid <text:s/>4007] read(4, "6", 1) <text:s text:c="12"/>= 1</text:span></text:p>
      <text:p text:style-name="P45"><text:span text:style-name="T14">[pid <text:s/>4007] write(1, "6", 16) <text:s text:c="11"/>= 1</text:span></text:p>
      <text:p text:style-name="P45"><text:span text:style-name="T14">[pid <text:s/>4007] read(4, "6", 1) <text:s text:c="12"/>= 1</text:span></text:p>
      <text:p text:style-name="P45"><text:span text:style-name="T14">[pid <text:s/>4007] write(1, "6", 16) <text:s text:c="11"/>= 1</text:span></text:p>
      <text:p text:style-name="P45"><text:span text:style-name="T14">[pid <text:s/>4007] read(4, "7", 1) <text:s text:c="12"/>= 1</text:span></text:p>
      <text:p text:style-name="P45"><text:span text:style-name="T14">[pid <text:s/>4028] +++ exited with 1 +++</text:span></text:p>
      <text:p text:style-name="P45"><text:span text:style-name="T14">--- SIGCHLD {si_signo=SIGCHLD, si_code=CLD_EXITED, si_pid=4028, si_uid=1000, si_status=1, si_utime=0, si_stime=0} ---</text:span></text:p>
      <text:p text:style-name="P45"><text:span text:style-name="T14">write(1, "7", 17) <text:s text:c="23"/>= 1</text:span></text:p>
      <text:p text:style-name="P45"><text:span text:style-name="T14">read(4, "\n", 1) <text:s text:c="23"/>= 1</text:span></text:p>
      <text:p text:style-name="P45"><text:span text:style-name="T14">write(1, "\n", 1</text:span></text:p>
      <text:p text:style-name="P45"><text:span text:style-name="T14">) <text:s text:c="22"/>= 1</text:span></text:p>
      <text:p text:style-name="P45"><text:span text:style-name="T14">read(4, "", 1) <text:s text:c="25"/>= 0</text:span></text:p>
      <text:p text:style-name="P45"><text:span text:style-name="T14">write(2, "Y", 1Y) <text:s text:c="23"/>= 1</text:span></text:p>
      <text:p text:style-name="P45"><text:span text:style-name="T14">write(2, "o", 1o) <text:s text:c="23"/>= 1</text:span></text:p>
      <text:p text:style-name="P45"><text:span text:style-name="T14">write(2, "u", 1u) <text:s text:c="23"/>= 1</text:span></text:p>
      <text:p text:style-name="P45"><text:span text:style-name="T14">write(2, " ", 1 ) <text:s text:c="23"/>= 1</text:span></text:p>
      <text:p text:style-name="P45"><text:soft-page-break/><text:span text:style-name="T14">write(2, "w", 1w) <text:s text:c="23"/>= 1</text:span></text:p>
      <text:p text:style-name="P45"><text:span text:style-name="T14">write(2, "a", 1a) <text:s text:c="23"/>= 1</text:span></text:p>
      <text:p text:style-name="P45"><text:span text:style-name="T14">write(2, "n", 1n) <text:s text:c="23"/>= 1</text:span></text:p>
      <text:p text:style-name="P45"><text:span text:style-name="T14">write(2, "t", 1t) <text:s text:c="23"/>= 1</text:span></text:p>
      <text:p text:style-name="P45"><text:span text:style-name="T14">write(2, " ", 1 ) <text:s text:c="23"/>= 1</text:span></text:p>
      <text:p text:style-name="P45"><text:span text:style-name="T14">write(2, "t", 1t) <text:s text:c="23"/>= 1</text:span></text:p>
      <text:p text:style-name="P45"><text:span text:style-name="T14">write(2, "o", 1o) <text:s text:c="23"/>= 1</text:span></text:p>
      <text:p text:style-name="P45"><text:span text:style-name="T14">write(2, " ", 1 ) <text:s text:c="23"/>= 1</text:span></text:p>
      <text:p text:style-name="P45"><text:span text:style-name="T14">write(2, "'", 1') <text:s text:c="23"/>= 1</text:span></text:p>
      <text:p text:style-name="P45"><text:span text:style-name="T14">write(2, "/", 1/) <text:s text:c="23"/>= 1</text:span></text:p>
      <text:p text:style-name="P45"><text:span text:style-name="T14">write(2, "'", 1') <text:s text:c="23"/>= 1</text:span></text:p>
      <text:p text:style-name="P45"><text:span text:style-name="T14">write(2, " ", 1 ) <text:s text:c="23"/>= 1</text:span></text:p>
      <text:p text:style-name="P45"><text:span text:style-name="T14">write(2, "w", 1w) <text:s text:c="23"/>= 1</text:span></text:p>
      <text:p text:style-name="P45"><text:span text:style-name="T14">write(2, "i", 1i) <text:s text:c="23"/>= 1</text:span></text:p>
      <text:p text:style-name="P45"><text:span text:style-name="T14">write(2, "t", 1t) <text:s text:c="23"/>= 1</text:span></text:p>
      <text:p text:style-name="P45"><text:span text:style-name="T14">write(2, "h", 1h) <text:s text:c="23"/>= 1</text:span></text:p>
      <text:p text:style-name="P45"><text:span text:style-name="T14">write(2, " ", 1 ) <text:s text:c="23"/>= 1</text:span></text:p>
      <text:p text:style-name="P45"><text:span text:style-name="T14">write(2, "z", 1z) <text:s text:c="23"/>= 1</text:span></text:p>
      <text:p text:style-name="P45"><text:span text:style-name="T14">write(2, "e", 1e) <text:s text:c="23"/>= 1</text:span></text:p>
      <text:p text:style-name="P45"><text:span text:style-name="T14">write(2, "r", 1r) <text:s text:c="23"/>= 1</text:span></text:p>
      <text:p text:style-name="P45"><text:span text:style-name="T14">write(2, "o", 1o) <text:s text:c="23"/>= 1</text:span></text:p>
      <text:p text:style-name="P45"><text:span text:style-name="T14">write(2, ".", 1.) <text:s text:c="23"/>= 1</text:span></text:p>
      <text:p text:style-name="P45"><text:span text:style-name="T14">write(2, "\n", 1</text:span></text:p>
      <text:p text:style-name="P45"><text:span text:style-name="T14">) <text:s text:c="22"/>= 1</text:span></text:p>
      <text:p text:style-name="P45"><text:span text:style-name="T14">write(2, "\0", 1) <text:s text:c="22"/>= 1</text:span></text:p>
      <text:p text:style-name="P45"><text:span text:style-name="T14">close(4) <text:s text:c="31"/>= 0</text:span></text:p>
      <text:p text:style-name="P45"><text:span text:style-name="T14">close(3) <text:s text:c="31"/>= 0</text:span></text:p>
      <text:p text:style-name="P45"><text:span text:style-name="T14">exit_group(0) <text:s text:c="26"/>= ?</text:span></text:p>
      <text:p text:style-name="P45"><text:span text:style-name="T14">+++ exited with 0 +++</text:span></text:p>
      <text:p text:style-name="P22"/>
      <text:p text:style-name="P6">Вывод</text:p>
      <text:p text:style-name="P21"><text:span text:style-name="T14">При выполнении данной лабораторной работы я научился </text:span><text:span text:style-name="T18">работать с диагностикой программного обеспеч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5T17:29:56.542485470</dc:date>
    <meta:editing-cycles>67</meta:editing-cycles>
    <meta:editing-duration>PT12H53M24S</meta:editing-duration>
    <meta:generator>LibreOffice/7.3.7.2$Linux_X86_64 LibreOffice_project/30$Build-2</meta:generator>
    <meta:document-statistic meta:table-count="0" meta:image-count="0" meta:object-count="0" meta:page-count="12" meta:paragraph-count="353" meta:word-count="2315" meta:character-count="20337" meta:non-whitespace-character-count="160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